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text-properties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ek Festival</text:p>
      <text:p text:style-name="P2">Chilemigra.cl</text:p>
      <text:p text:style-name="P2"/>
      <text:p text:style-name="P2">Arselectronicachile.blogspot.com</text:p>
      <text:p text:style-name="P2"/>
      <text:p text:style-name="P2">Taller Arduino+GNU/Linux+Puredata+Blender3d</text:p>
      <text:p text:style-name="P1"/>
      <text:p text:style-name="P1">Software libre para creación digital.</text:p>
      <text:p text:style-name="P1"/>
      <text:p text:style-name="P1">-Música</text:p>
      <text:p text:style-name="P1">-Imagen</text:p>
      <text:p text:style-name="P1">-Espacio</text:p>
      <text:p text:style-name="P1">-Subversión</text:p>
      <text:p text:style-name="P1"/>
      <text:p text:style-name="P1">Objetivo general:</text:p>
      <text:p text:style-name="P1"/>
      <text:p text:style-name="P1">- Realizar taller de creación digital y physical computing.</text:p>
      <text:p text:style-name="P1"/>
      <text:p text:style-name="P1">Objetivos específicos:</text:p>
      <text:p text:style-name="P1"/>
      <text:p text:style-name="P1">-Iniciar a quiénes deseen utilizar herramientas libres en la creación digital.</text:p>
      <text:p text:style-name="P1"/>
      <text:p text:style-name="P1">-Utilizar placa Arduino en multiplataforma.</text:p>
      <text:p text:style-name="P1"/>
      <text:p text:style-name="P1">-Controlar el flujo audiovisual con interfaces de carácter propio autoral.</text:p>
      <text:p text:style-name="P1"/>
      <text:p text:style-name="P1">-Conocer el ambiente de programación Pure Data.</text:p>
      <text:p text:style-name="P1"/>
      <text:p text:style-name="P1">-Trabajar en producción de entornos 3d.</text:p>
      <text:p text:style-name="P1"/>
      <text:p text:style-name="P1">-Interactuar con distintos ambientes de programación para música, imagen y robótica popular.</text:p>
      <text:p text:style-name="P1"/>
      <text:p text:style-name="P1">contacto@chilemigra.cl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19" meta:word-count="80" meta:character-count="664"/>
    <dc:date>2009-06-28T22:18:06</dc:date>
    <meta:generator>OpenOffice.org/3.0$Unix OpenOffice.org_project/300m15$Build-9379</meta:generator>
  </office:meta>
</office:document-meta>
</file>